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85cm" fo:min-width="2.4cm"/>
    </style:style>
    <style:style style:name="gr2" style:family="graphic" style:parent-style-name="standard">
      <style:graphic-properties draw:textarea-horizontal-align="justify" draw:textarea-vertical-align="middle" draw:auto-grow-height="false" fo:min-height="1.872cm" fo:min-width="7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5cm" fo:min-width="4.71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937cm"/>
    </style:style>
    <style:style style:name="gr5" style:family="graphic" style:parent-style-name="standard">
      <style:graphic-properties draw:stroke="none" svg:stroke-color="#000000" draw:fill="none" draw:fill-color="#ffffff" fo:min-height="3.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5cm" fo:min-width="1.78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75cm" fo:min-width="2.5cm"/>
    </style:style>
    <style:style style:name="gr8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872cm" fo:min-width="7.562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85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047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32pt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0pt" style:font-size-asian="18pt" style:font-size-complex="18pt"/>
    </style:style>
    <style:style style:name="T1" style:family="text">
      <style:text-properties fo:font-size="32pt"/>
    </style:style>
    <style:style style:name="T2" style:family="text">
      <style:text-properties fo:font-size="20pt" fo:font-style="italic" style:font-size-asian="18pt" style:font-size-complex="18pt"/>
    </style:style>
    <style:style style:name="T3" style:family="text">
      <style:text-properties fo:font-size="15pt" fo:font-style="italic" style:font-size-asian="18pt" style:font-size-complex="18pt"/>
    </style:style>
    <style:style style:name="T4" style:family="text">
      <style:text-properties fo:font-size="2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9cm" svg:height="3.1cm" svg:x="8.1cm" svg:y="6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1cm" svg:height="3cm" svg:x="16.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5.214cm" svg:height="3.405cm" svg:x="19.5cm" svg:y="6.9cm">
          <draw:text-box>
            <text:p>842</text:p>
          </draw:text-box>
        </draw:frame>
        <draw:frame draw:style-name="gr4" draw:text-style-name="P2" draw:layer="layout" svg:width="0.001cm" svg:height="1.187cm" svg:x="6cm" svg:y="3.2cm">
          <draw:text-box>
            <text:p/>
          </draw:text-box>
        </draw:frame>
        <draw:frame draw:style-name="gr5" draw:text-style-name="P3" draw:layer="layout" svg:width="6.3cm" svg:height="4.049cm" svg:x="13cm" svg:y="1.3cm">
          <draw:text-box>
            <text:p><text:span text:style-name="T1">x = <text:s/>842</text:span></text:p>
            <text:p><text:span text:style-name="T1">y = <text:s/>1</text:span></text:p>
            <text:p><text:span text:style-name="T1">x = <text:s/>x + y</text:span></text:p>
          </draw:text-box>
        </draw:frame>
        <draw:frame draw:style-name="gr6" draw:text-style-name="P2" draw:layer="layout" svg:width="2.386cm" svg:height="3.405cm" svg:x="5.3cm" svg:y="10.695cm">
          <draw:text-box>
            <text:p>Y</text:p>
          </draw:text-box>
        </draw:frame>
        <draw:custom-shape draw:style-name="gr7" draw:text-style-name="P1" draw:layer="layout" svg:width="3cm" svg:height="3cm" svg:x="8cm" svg:y="11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9.5cm" svg:y1="12.5cm" svg:x2="16.4cm" svg:y2="12.5cm">
          <text:p/>
        </draw:line>
        <draw:custom-shape draw:style-name="gr9" draw:text-style-name="P4" draw:layer="layout" svg:width="11.4cm" svg:height="3cm" svg:x="16.5cm" svg:y="11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15cm" svg:y1="5cm" svg:x2="15cm" svg:y2="19cm">
          <text:p/>
        </draw:line>
        <draw:frame draw:style-name="gr11" draw:text-style-name="P2" draw:layer="layout" svg:width="2.352cm" svg:height="1.038cm" svg:x="8.5cm" svg:y="5.2cm">
          <draw:text-box>
            <text:p><text:span text:style-name="T2">Noms</text:span></text:p>
          </draw:text-box>
        </draw:frame>
        <draw:frame draw:style-name="gr12" draw:text-style-name="P2" draw:layer="layout" svg:width="2.547cm" svg:height="1.038cm" svg:x="20.948cm" svg:y="4.9cm">
          <draw:text-box>
            <text:p><text:span text:style-name="T2">Objets</text:span></text:p>
          </draw:text-box>
        </draw:frame>
        <draw:frame draw:style-name="gr6" draw:text-style-name="P2" draw:layer="layout" svg:width="2.386cm" svg:height="3.405cm" svg:x="5.2cm" svg:y="6.595cm">
          <draw:text-box>
            <text:p>X</text:p>
          </draw:text-box>
        </draw:frame>
        <draw:line draw:style-name="gr8" draw:text-style-name="P1" draw:layer="layout" svg:x1="9.7cm" svg:y1="8.4cm" svg:x2="16.5cm" svg:y2="16.5cm">
          <text:p/>
        </draw:line>
        <draw:custom-shape draw:style-name="gr9" draw:text-style-name="P4" draw:layer="layout" svg:width="11.4cm" svg:height="3cm" svg:x="16.4cm" svg:y="15cm">
          <text:p text:style-name="P4">84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5" draw:layer="layout" svg:x1="9.9cm" svg:y1="8.6cm" svg:x2="16.7cm" svg:y2="8.5cm">
          <text:p/>
        </draw:line>
        <draw:frame draw:style-name="gr14" draw:text-style-name="P6" draw:layer="layout" svg:width="5.112cm" svg:height="1.038cm" svg:x="11.088cm" svg:y="7.3cm">
          <draw:text-box>
            <text:p><text:span text:style-name="T3">ancienne</text:span><text:span text:style-name="T4"> </text:span><text:span text:style-name="T3">référence</text:span></text:p>
          </draw:text-box>
        </draw:frame>
        <draw:frame draw:style-name="gr14" draw:text-style-name="P6" draw:layer="layout" svg:width="4.934cm" svg:height="1.038cm" svg:x="11.6cm" svg:y="9.962cm">
          <draw:text-box>
            <text:p><text:span text:style-name="T3">nouvelle</text:span><text:span text:style-name="T4"> </text:span><text:span text:style-name="T3">référenc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3" draw:display-name="Dashed (var) 3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9T09:02:25.084366175</meta:creation-date>
    <dc:date>2021-06-19T22:01:43.089293952</dc:date>
    <meta:editing-duration>PT41M14S</meta:editing-duration>
    <meta:editing-cycles>10</meta:editing-cycles>
    <meta:generator>LibreOffice/6.4.5.2$Linux_X86_64 LibreOffice_project/40$Build-2</meta:generator>
    <meta:document-statistic meta:object-count="18"/>
  </office:meta>
</office:document-meta>
</file>